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0555096" calcext:value-type="float">
            <text:p>5.20555096</text:p>
          </table:table-cell>
          <table:table-cell table:number-columns-repeated="6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.25321793" calcext:value-type="float">
            <text:p>5.25321793</text:p>
          </table:table-cell>
          <table:table-cell table:number-columns-repeated="6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.41835047" calcext:value-type="float">
            <text:p>5.41835047</text:p>
          </table:table-cell>
          <table:table-cell table:number-columns-repeated="6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.6224587" calcext:value-type="float">
            <text:p>5.6224587</text:p>
          </table:table-cell>
          <table:table-cell table:number-columns-repeated="6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.79377538" calcext:value-type="float">
            <text:p>5.79377538</text:p>
          </table:table-cell>
          <table:table-cell table:number-columns-repeated="6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.81791828" calcext:value-type="float">
            <text:p>5.81791828</text:p>
          </table:table-cell>
          <table:table-cell table:number-columns-repeated="6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.8373412" calcext:value-type="float">
            <text:p>5.8373412</text:p>
          </table:table-cell>
          <table:table-cell table:number-columns-repeated="6"/>
          <table:table-cell>
            <draw:frame table:end-cell-address="Sheet1.Q29" table:end-x="0.707cm" table:end-y="0.106cm" draw:z-index="0" draw:name="Chart 2" draw:style-name="gr1" draw:text-style-name="P1" svg:width="16.013cm" svg:height="10.714cm" svg:x="1.559cm" svg:y="0.102cm">
              <draw:object draw:notify-on-update-of-ranges="Sheet1.A1:Sheet1.A19 Sheet1.B1:Sheet1.B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5.85156098" calcext:value-type="float">
            <text:p>5.85156098</text:p>
          </table:table-cell>
          <table:table-cell table:number-columns-repeated="6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.86017829" calcext:value-type="float">
            <text:p>5.86017829</text:p>
          </table:table-cell>
          <table:table-cell table:number-columns-repeated="6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.86299745" calcext:value-type="float">
            <text:p>5.86299745</text:p>
          </table:table-cell>
          <table:table-cell table:number-columns-repeated="6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.86017829" calcext:value-type="float">
            <text:p>5.86017829</text:p>
          </table:table-cell>
          <table:table-cell table:number-columns-repeated="6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.85156098" calcext:value-type="float">
            <text:p>5.85156098</text:p>
          </table:table-cell>
          <table:table-cell table:number-columns-repeated="6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.8373412" calcext:value-type="float">
            <text:p>5.8373412</text:p>
          </table:table-cell>
          <table:table-cell table:number-columns-repeated="6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.81791828" calcext:value-type="float">
            <text:p>5.81791828</text:p>
          </table:table-cell>
          <table:table-cell table:number-columns-repeated="6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.79377538" calcext:value-type="float">
            <text:p>5.79377538</text:p>
          </table:table-cell>
          <table:table-cell table:number-columns-repeated="6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.6224587" calcext:value-type="float">
            <text:p>5.6224587</text:p>
          </table:table-cell>
          <table:table-cell table:number-columns-repeated="6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.41835047" calcext:value-type="float">
            <text:p>5.41835047</text:p>
          </table:table-cell>
          <table:table-cell table:number-columns-repeated="6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.25321793" calcext:value-type="float">
            <text:p>5.25321793</text:p>
          </table:table-cell>
          <table:table-cell table:number-columns-repeated="6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20555096" calcext:value-type="float">
            <text:p>5.20555096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5:04:50.93155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8:16:14</meta:creation-date>
    <dc:date>2020-10-14T15:03:03.502199839</dc:date>
    <meta:generator>LibreOffice/6.4.6.2$Linux_X86_64 LibreOffice_project/40$Build-2</meta:generator>
    <meta:editing-duration>PT1H10M55S</meta:editing-duration>
    <meta:editing-cycles>2</meta:editing-cycles>
    <meta:document-statistic meta:table-count="1" meta:cell-count="38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4cm" svg:height="10.715cm" xlink:href=".." xlink:type="simple" chart:class="chart:scatter" chart:style-name="ch1">
        <chart:title svg:x="5.166cm" svg:y="0.349cm" chart:style-name="ch2">
          <text:p>Na vacancy migration</text:p>
        </chart:title>
        <chart:plot-area chart:style-name="ch3" table:cell-range-address="Sheet1.A1:Sheet1.B19" svg:x="1.38cm" svg:y="1.442cm" svg:width="14.314cm" svg:height="8.029cm">
          <chartooo:coordinate-region svg:x="2.01cm" svg:y="1.628cm" svg:width="13.418cm" svg:height="7.373cm"/>
          <chart:axis chart:dimension="x" chart:name="primary-x" chart:style-name="ch4">
            <chart:title svg:x="7.19cm" svg:y="9.686cm" chart:style-name="ch5">
              <text:p>Cell parameter</text:p>
            </chart:title>
            <chart:grid chart:style-name="ch6" chart:class="major"/>
          </chart:axis>
          <chart:axis chart:dimension="y" chart:name="primary-y" chart:style-name="ch4">
            <chart:title svg:x="0.451cm" svg:y="7.068cm" chart:style-name="ch7">
              <text:p>Defect energy, eV</text:p>
            </chart:title>
            <chart:grid chart:style-name="ch6" chart:class="major"/>
          </chart:axis>
          <chart:series chart:style-name="ch8" chart:values-cell-range-address="Sheet1.B1:Sheet1.B19" chart:class="chart:scatter">
            <chart:domain table:cell-range-address="Sheet1.A1:Sheet1.A19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9</svg:desc>
                </draw:g>
              </table:table-cell>
              <table:table-cell office:value-type="float" office:value="5.20555096">
                <text:p>5.20555096</text:p>
                <draw:g>
                  <svg:desc>Sheet1.B1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5.25321793">
                <text:p>5.2532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5.41835047">
                <text:p>5.41835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5.6224587">
                <text:p>5.6224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5.79377538">
                <text:p>5.79377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5.81791828">
                <text:p>5.81791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5.8373412">
                <text:p>5.8373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5.85156098">
                <text:p>5.85156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5.86017829">
                <text:p>5.86017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5.86299745">
                <text:p>5.86299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5.86017829">
                <text:p>5.86017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">
                <text:p>0.27</text:p>
              </table:table-cell>
              <table:table-cell office:value-type="float" office:value="5.85156098">
                <text:p>5.85156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">
                <text:p>0.28</text:p>
              </table:table-cell>
              <table:table-cell office:value-type="float" office:value="5.8373412">
                <text:p>5.8373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">
                <text:p>0.29</text:p>
              </table:table-cell>
              <table:table-cell office:value-type="float" office:value="5.81791828">
                <text:p>5.81791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5.79377538">
                <text:p>5.79377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5.6224587">
                <text:p>5.6224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5.41835047">
                <text:p>5.41835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">
                <text:p>0.45</text:p>
              </table:table-cell>
              <table:table-cell office:value-type="float" office:value="5.25321793">
                <text:p>5.25321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5.20555096">
                <text:p>5.20555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